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3000004365FDD18E12A46CF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857cm" draw:z-index="0"><draw:image xlink:href="Pictures/1000000100000743000004365FDD18E12A46CF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2:33:59.574122011</meta:creation-date>
    <dc:date>2023-10-23T22:34:20.590720562</dc:date>
    <meta:editing-duration>PT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